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co1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ZSL" table:style-name="ta1">
        <table:table-column table:style-name="co11" table:default-cell-style-name="ce2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2hop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61" calcext:value-type="float">
            <text:p>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3hop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K 2012 Validation</text:p>
          </table:table-cell>
          <table:covered-table-cell/>
          <table:table-cell table:style-name="ce2" office:value-type="string" calcext:value-type="string" table:number-columns-spanned="2" table:number-rows-spanned="1">
            <text:p>1K 20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1T20:08:36.845313388</dc:date>
    <meta:editing-duration>P16DT13H12M14S</meta:editing-duration>
    <meta:editing-cycles>208</meta:editing-cycles>
    <meta:generator>LibreOffice/5.1.6.2$Linux_X86_64 LibreOffice_project/10m0$Build-2</meta:generator>
    <meta:document-statistic meta:table-count="8" meta:cell-count="6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